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 10 números aleatorios comprendidos entre 0 y 20, todos ente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7T18:56:29.923131814</dc:date>
    <meta:editing-duration>PT2M45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1" meta:character-count="70" meta:non-whitespace-character-count="60"/>
  </office:meta>
</office:document-meta>
</file>